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3cm" fo:min-width="83.6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47cm" fo:margin-right="0cm" fo:text-indent="-0.499cm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ff" fo:font-size="18pt"/>
    </style:style>
    <style:style style:name="T3" style:family="text">
      <style:text-properties fo:color="#ff0000" fo:font-size="18pt"/>
    </style:style>
    <style:style style:name="T4" style:family="text">
      <style:text-properties fo:color="#00ffff" fo:font-size="18pt"/>
    </style:style>
    <style:style style:name="T5" style:family="text">
      <style:text-properties fo:color="#3deb3d" fo:font-size="18pt"/>
    </style:style>
    <style:style style:name="T6" style:family="text">
      <style:text-properties fo:color="#00dcff" fo:font-size="18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3" draw:layer="layout" svg:width="17.323cm" svg:height="12.635cm" svg:x="4.959cm" svg:y="9.725cm">
          <draw:text-box>
            <text:p text:style-name="P1"><text:span text:style-name="T1"><text:s text:c="4"/></text:span><text:span text:style-name="T1">Le </text:span><text:span text:style-name="T2">projjet</text:span><text:span text:style-name="T1"> pilote thème 3 du G7 Le développement d'un vrai</text:span></text:p>
            <text:p text:style-name="P2"><text:span text:style-name="T1">marché mondial pour l'enseignement et la formation</text:span></text:p>
            <text:p text:style-name="P2"><text:span text:style-name="T3">intercu </text:span><text:span text:style-name="T1">par réseaux est la raison d'être du projet. </text:span><text:span text:style-name="T4">Lees</text:span></text:p>
            <text:p text:style-name="P2"><text:span text:style-name="T1">projets </text:span><text:span text:style-name="T5">piloteze</text:span><text:span text:style-name="T1"> devront, par conséquent, être générés dans cet état d'esprit.</text:span></text:p>
            <text:p text:style-name="P2"><text:span text:style-name="T1">Le </text:span><text:span text:style-name="T2">projjet</text:span><text:span text:style-name="T1"> pilote thème 3 du G7 Le développement d'un vrai</text:span></text:p>
            <text:p text:style-name="P2"><text:span text:style-name="T1">marché mondial pour l'enseignement et la formation</text:span></text:p>
            <text:p text:style-name="P2"><text:span text:style-name="T3">intercu </text:span><text:span text:style-name="T1">par réseaux est la raison d'être du projet. </text:span><text:span text:style-name="T6">Lees</text:span></text:p>
            <text:p text:style-name="P2"><text:span text:style-name="T1">projets </text:span><text:span text:style-name="T5">piloteze</text:span><text:span text:style-name="T1"> devront, par conséquent, être générés dans cet état d'esprit.</text:span></text:p>
            <text:p text:style-name="P2"><text:span text:style-name="T1">Le </text:span><text:span text:style-name="T2">projjet</text:span><text:span text:style-name="T1"> pilote thème 3 du G7 Le développement d'un vrai</text:span></text:p>
            <text:p text:style-name="P2"><text:span text:style-name="T1">marché mondial pour l'enseignement et la formation</text:span></text:p>
            <text:p text:style-name="P2"><text:span text:style-name="T3">intercu </text:span><text:span text:style-name="T1">par réseaux est la raison d'être du projet. </text:span><text:span text:style-name="T6">Lees</text:span></text:p>
            <text:p text:style-name="P2"><text:span text:style-name="T1">projets </text:span><text:span text:style-name="T5">piloteze</text:span><text:span text:style-name="T1"> devront, par conséquent, être générés dans cet état d'esprit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18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initial-creator> </meta:initial-creator>
    <meta:creation-date>1997-12-03T15:19:17</meta:creation-date>
    <dc:date>2010-03-23T16:01:19</dc:date>
    <meta:editing-cycles>5</meta:editing-cycles>
    <meta:editing-duration>P24DT10H48M19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